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mbria" svg:font-family="Cambria"/>
    <style:font-face style:name="F" svg:font-family="" style:font-family-generic="roman" style:font-pitch="variable"/>
    <style:font-face style:name="F1" svg:font-family="" style:font-family-generic="swiss" style:font-pitch="variable"/>
    <style:font-face style:name="F2" svg:font-family="" style:font-family-generic="roman" style:font-pitch="variable" style:font-charset="x-symbol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Noto Sans TC" svg:font-family="'Noto Sans TC'" style:font-family-generic="system" style:font-pitch="variable"/>
    <style:font-face style:name="Times New Roman" svg:font-family="'Times New Roman'"/>
    <style:font-face style:name="新細明體" svg:font-family="新細明體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5.159cm"/>
    </style:style>
    <style:style style:name="co3" style:family="table-column">
      <style:table-column-properties fo:break-before="auto" style:column-width="5.027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1.612cm"/>
    </style:style>
    <style:style style:name="co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3.863cm"/>
    </style:style>
    <style:style style:name="co11" style:family="table-column">
      <style:table-column-properties fo:break-before="auto" style:column-width="4.392cm"/>
    </style:style>
    <style:style style:name="co12" style:family="table-column">
      <style:table-column-properties fo:break-before="auto" style:column-width="15.293cm"/>
    </style:style>
    <style:style style:name="co13" style:family="table-column">
      <style:table-column-properties fo:break-before="auto" style:column-width="2.2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73cm" fo:break-before="auto" style:use-optimal-row-height="false"/>
    </style:style>
    <style:style style:name="ro3" style:family="table-row">
      <style:table-row-properties style:row-height="3.731cm" fo:break-before="auto" style:use-optimal-row-height="false"/>
    </style:style>
    <style:style style:name="ro4" style:family="table-row">
      <style:table-row-properties style:row-height="3.591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40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style:font-name-asian="Liberation Serif" style:font-name-complex="Liberation Serif"/>
    </style:style>
    <style:style style:name="ce5" style:family="table-cell" style:parent-style-name="Hyperlink" style:data-style-name="N0">
      <style:table-cell-properties style:text-align-source="fix" style:repeat-content="false" fo:wrap-option="wrap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12" style:family="table-cell" style:parent-style-name="Default" style:data-style-name="N0">
      <style:table-cell-properties fo:background-color="#ff4000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T1" style:family="text">
      <style:text-properties fo:color="#000000" style:font-name="F2" fo:font-size="10pt" fo:font-weight="normal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F" style:font-name-asian="Times New Roman" style:font-name-complex="Times New Roman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F2" style:font-name-asian="新細明體" style:font-name-complex="新細明體"/>
    </style:style>
    <style:style style:name="T4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style:font-name="F" fo:font-size="12pt" fo:font-weight="normal" style:text-underline-style="none" style:text-underline-color="font-color" style:text-line-through-type="none" fo:font-style="normal" style:text-outline="false" fo:text-shadow="none" style:font-name-asian="Cambria" style:font-name-complex="Cambria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style:font-name="F1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F1" fo:font-size="10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color="#000000" style:font-name="F2" fo:font-size="10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fo:color="#000000" style:font-name="F2" fo:font-size="12pt" fo:font-weight="normal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color="#000000" style:font-name="F" fo:font-size="12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F2" fo:font-size="10pt" style:font-name-asian="新細明體" style:font-name-complex="新細明體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0" table:number-columns-repeated="2" table:default-cell-style-name="ce4"/>
        <table:table-column table:style-name="co12" table:default-cell-style-name="ce6"/>
        <table:table-column table:style-name="co13" table:number-columns-repeated="16370"/>
        <table:table-row table:style-name="ro1">
          <table:table-cell table:style-name="ce1" office:value-type="string" calcext:value-type="string">
            <text:p>序號</text:p>
          </table:table-cell>
          <table:table-cell table:style-name="ce1" office:value-type="string" calcext:value-type="string">
            <text:p>代辦事項</text:p>
          </table:table-cell>
          <table:table-cell table:style-name="ce1" office:value-type="string" calcext:value-type="string">
            <text:p>學生姓名(越文,英文,中文)</text:p>
          </table:table-cell>
          <table:table-cell table:style-name="ce1" office:value-type="string" calcext:value-type="string">
            <text:p>報名狀態</text:p>
          </table:table-cell>
          <table:table-cell table:style-name="ce1" office:value-type="string" calcext:value-type="string">
            <text:p>學生總檔</text:p>
          </table:table-cell>
          <table:table-cell table:style-name="ce1" office:value-type="string" calcext:value-type="string">
            <text:p>申請大學</text:p>
          </table:table-cell>
          <table:table-cell table:style-name="ce1" office:value-type="string" calcext:value-type="string">
            <text:p>學制</text:p>
          </table:table-cell>
          <table:table-cell table:style-name="ce1" office:value-type="string" calcext:value-type="string">
            <text:p>申請系別</text:p>
          </table:table-cell>
          <table:table-cell table:style-name="ce1" office:value-type="string" calcext:value-type="string">
            <text:p>如何申請</text:p>
          </table:table-cell>
          <table:table-cell table:style-name="ce1" office:value-type="string" calcext:value-type="string">
            <text:p>大學網址</text:p>
          </table:table-cell>
          <table:table-cell table:style-name="ce1" office:value-type="string" calcext:value-type="string">
            <text:p>收發EMAL</text:p>
          </table:table-cell>
          <table:table-cell table:style-name="ce1" office:value-type="string" calcext:value-type="string">
            <text:p>連絡方式</text:p>
          </table:table-cell>
          <table:table-cell table:style-name="ce1" office:value-type="string" calcext:value-type="string">
            <text:p>額外文件</text:p>
          </table:table-cell>
          <table:table-cell table:style-name="ce12" office:value-type="string" calcext:value-type="string">
            <text:p>事項紀錄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GUY<text:span text:style-name="T5">Ễ</text:span>N Y<text:span text:style-name="T6">Ế</text:span>N VY</text:p>
            <text:p>NGUYEN YEN VY</text:p>
            <text:p>阮燕薇</text:p>
          </table:table-cell>
          <table:table-cell office:value-type="string" calcext:value-type="string">
            <text:p>審核中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台中亞洲大學</text:p>
          </table:table-cell>
          <table:table-cell office:value-type="string" calcext:value-type="string">
            <text:p>國際專修部</text:p>
          </table:table-cell>
          <table:table-cell table:number-columns-repeated="2"/>
          <table:table-cell table:style-name="ce5" office:value-type="string" calcext:value-type="string">
            <text:p><text:a xlink:href="https://admission.asia.edu.tw/AsiaGlobalAdmissions" xlink:type="simple">https://admission.asia.edu.tw/AsiaGlobalAdmissions</text:a></text:p>
          </table:table-cell>
          <table:table-cell table:style-name="ce5" office:value-type="string" calcext:value-type="string">
            <text:p><text:a xlink:href="mailto:humor33608@gmail.com" xlink:type="simple">humor33608@gmail.com</text:a></text:p>
          </table:table-cell>
          <table:table-cell table:style-name="ce5" table:number-columns-repeated="2"/>
          <table:table-cell/>
          <table:table-cell table:style-name="ce4" table:number-columns-repeated="1637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1</text:span>.<text:span text:style-name="T1">高雄科大需要爸媽出生日期</text:span></text:p>
          </table:table-cell>
          <table:table-cell table:style-name="ce7" office:value-type="string" calcext:value-type="string">
            <text:p>HUYNH NHU Y</text:p>
            <text:p>黃如意</text:p>
          </table:table-cell>
          <table:table-cell table:style-name="ce7" office:value-type="string" calcext:value-type="string">
            <text:p>1.<text:span text:style-name="T9">審核中</text:span></text:p>
            <text:p><text:span text:style-name="T10">2.報名截止</text:span></text:p>
          </table:table-cell>
          <table:table-cell table:style-name="ce7"/>
          <table:table-cell table:style-name="ce5" office:value-type="string" calcext:value-type="string">
            <text:p>1.台南崑山科技大學</text:p>
            <text:p>2.高雄高雄科技大學</text:p>
          </table:table-cell>
          <table:table-cell table:style-name="ce5" office:value-type="string" calcext:value-type="string">
            <text:p>1.國際專修部</text:p>
            <text:p>2.四年制</text:p>
          </table:table-cell>
          <table:table-cell table:style-name="ce5" office:value-type="string" calcext:value-type="string">
            <text:p>1.觀光餐旅系</text:p>
            <text:p>2.D11513餐飲管理系(中文授課)</text:p>
          </table:table-cell>
          <table:table-cell/>
          <table:table-cell office:value-type="string" calcext:value-type="string">
            <text:p>1.https://web.ksu.edu.tw/DAIF000/page/61417</text:p>
            <text:p>2.https://examstd.nkuht.edu.tw/EnrollSTDFS/</text:p>
          </table:table-cell>
          <table:table-cell table:style-name="ce5" office:value-type="string" calcext:value-type="string">
            <text:p><text:a xlink:href="mailto:humor33608@gmail.com" xlink:type="simple">humor33608@gmail.com</text:a></text:p>
          </table:table-cell>
          <table:table-cell office:value-type="string" calcext:value-type="string">
            <text:p>(06)2727175 ext.383</text:p>
            <text:p>a113000031@g.ksu.edu.tw</text:p>
          </table:table-cell>
          <table:table-cell/>
          <table:table-cell office:value-type="string" calcext:value-type="string">
            <text:p>3/23通知學校要補件至EMAIL、3/23上傳護照至EMAIL</text:p>
          </table:table-cell>
          <table:table-cell table:style-name="ce4" table:number-columns-repeated="1637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傳檔案給姐姐</text:p>
            <text:p>1.<text:span text:style-name="T1">財力證明（財力證明存款金額至少美金</text:span><text:span text:style-name="T2">6,500</text:span><text:span text:style-name="T3">元或新台幣</text:span><text:span text:style-name="T2">180,000</text:span><text:span text:style-name="T3">元）且要用中文或英文翻譯的版本</text:span></text:p>
            <text:p><text:span text:style-name="T4">2.</text:span><text:span text:style-name="T3">推薦信</text:span><text:span text:style-name="T2"> </text:span><text:span text:style-name="T3">兩封</text:span><text:span text:style-name="T2"> </text:span><text:span text:style-name="T3">，推薦人的</text:span><text:span text:style-name="T2">Email</text:span><text:span text:style-name="T3">跟電話、名字都要寫在上面</text:span></text:p>
            <text:p><text:span text:style-name="T4">3.</text:span><text:span text:style-name="T3">申請入學報名費繳交證明</text:span></text:p>
            <text:p/>
          </table:table-cell>
          <table:table-cell office:value-type="string" calcext:value-type="string">
            <text:p>NGUY<text:span text:style-name="T7">Ễ</text:span>N LÊ MINH</text:p>
            <text:p>NGUYEN LE MINH</text:p>
            <text:p>阮黎明</text:p>
          </table:table-cell>
          <table:table-cell office:value-type="string" calcext:value-type="string">
            <text:p>1.審核中</text:p>
            <text:p>2.尚未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台北銘傳大學</text:p>
            <text:p>2.桃園健行科技大學</text:p>
          </table:table-cell>
          <table:table-cell table:number-columns-repeated="2"/>
          <table:table-cell office:value-type="string" calcext:value-type="string">
            <text:p>網路申請</text:p>
            <text:p>9月/第一學期入學：每年2月1日起至5月31日止</text:p>
            <text:p>2月/第二學期入學：每年9月15日起至10月15日止</text:p>
          </table:table-cell>
          <table:table-cell table:style-name="ce5" office:value-type="string" calcext:value-type="string">
            <text:p><text:a xlink:href="https://apply.mcu.edu.tw/student/signup?checkbox=on" xlink:type="simple">https://apply.mcu.edu.tw/student/signup?checkbox=on</text:a></text:p>
          </table:table-cell>
          <table:table-cell table:style-name="ce5" office:value-type="string" calcext:value-type="string">
            <text:p><text:a xlink:href="mailto:humor33608@gmail.com" xlink:type="simple">humor33608@gmail.com</text:a></text:p>
          </table:table-cell>
          <table:table-cell table:style-name="ce5" table:number-columns-repeated="2"/>
          <table:table-cell office:value-type="string" calcext:value-type="string">
            <text:p>3/24<text:span text:style-name="T1">已傳檔案給姐</text:span></text:p>
          </table:table-cell>
          <table:table-cell table:style-name="ce4" table:number-columns-repeated="16370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1</text:span><text:span text:style-name="T2">.</text:span><text:span text:style-name="T3">寄送亞洲大學資料，讀書計畫用手寫板</text:span></text:p>
          </table:table-cell>
          <table:table-cell office:value-type="string" calcext:value-type="string">
            <text:p>ĐOÀN NGỌC TRÂM,</text:p>
            <text:p>DOAN NGOC TRAM.</text:p>
            <text:p>段玉簪</text:p>
          </table:table-cell>
          <table:table-cell office:value-type="string" calcext:value-type="string">
            <text:p>1.<text:span text:style-name="T1">姐姐用了</text:span></text:p>
            <text:p><text:span text:style-name="T4">2.</text:span></text:p>
          </table:table-cell>
          <table:table-cell office:value-type="string" calcext:value-type="string">
            <text:p>1.OK</text:p>
          </table:table-cell>
          <table:table-cell office:value-type="string" calcext:value-type="string">
            <text:p>1.<text:span text:style-name="T1">台中嶺東科技大學</text:span></text:p>
            <text:p><text:span text:style-name="T10">2.</text:span><text:span text:style-name="T11">台中亞洲大學</text:span></text:p>
          </table:table-cell>
          <table:table-cell office:value-type="string" calcext:value-type="string">
            <text:p>1.<text:span text:style-name="T1">國際專修部</text:span></text:p>
            <text:p><text:span text:style-name="T4">2.</text:span><text:span text:style-name="T3">國際專修部</text:span></text:p>
          </table:table-cell>
          <table:table-cell/>
          <table:table-cell office:value-type="string" calcext:value-type="string">
            <text:p>email:ltuoia@teamail.ltu.edu.tw</text:p>
          </table:table-cell>
          <table:table-cell table:style-name="ce5" office:value-type="string" calcext:value-type="string">
            <text:p><text:a xlink:href="https://admission.asia.edu.tw/AsiaGlobalAdmissions" xlink:type="simple">https://admission.asia.edu.tw/AsiaGlobalAdmissions</text:a></text:p>
          </table:table-cell>
          <table:table-cell table:number-columns-repeated="4"/>
          <table:table-cell table:style-name="ce4" table:number-columns-repeated="16370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尚未填寫小學、初中資料</text:p>
          </table:table-cell>
          <table:table-cell office:value-type="string" calcext:value-type="string">
            <text:p>VÕ HOÀNG TH<text:span text:style-name="T8">Ả</text:span>O VY</text:p>
            <text:p>VO HOANG THAO VY</text:p>
            <text:p>武黃草薇</text:p>
          </table:table-cell>
          <table:table-cell office:value-type="string" calcext:value-type="string">
            <text:p>1.尚未</text:p>
            <text:p>2.尚未</text:p>
          </table:table-cell>
          <table:table-cell/>
          <table:table-cell office:value-type="string" calcext:value-type="string">
            <text:p>1.台北銘傳大學</text:p>
            <text:p>2.桃園健行科技大學</text:p>
          </table:table-cell>
          <table:table-cell office:value-type="string" calcext:value-type="string">
            <text:p>1.國際專修部</text:p>
          </table:table-cell>
          <table:table-cell office:value-type="string" calcext:value-type="string">
            <text:p>1.<text:span text:style-name="T1">國際專修部</text:span><text:span text:style-name="T2">-</text:span><text:span text:style-name="T3">觀光事業學系</text:span><text:span text:style-name="T2">-</text:span><text:span text:style-name="T3">智慧旅遊與觀光傳播專班</text:span><text:span text:style-name="T2"> IFP-Smart Tourism and Tourism Communication Special Cohort</text:span></text:p>
          </table:table-cell>
          <table:table-cell/>
          <table:table-cell table:style-name="ce5" office:value-type="string" calcext:value-type="string">
            <text:p><text:a xlink:href="https://apply.mcu.edu.tw/student/signup?checkbox=on" xlink:type="simple">https://apply.mcu.edu.tw/student/signup?checkbox=on</text:a></text:p>
          </table:table-cell>
          <table:table-cell table:style-name="ce5" office:value-type="string" calcext:value-type="string">
            <text:p><text:a xlink:href="mailto:linhwapost@gmail.com" xlink:type="simple">linhwapost@gmail.com</text:a></text:p>
          </table:table-cell>
          <table:table-cell/>
          <table:table-cell office:value-type="string" calcext:value-type="string">
            <text:p>1.需要知道小學、初中念哪</text:p>
          </table:table-cell>
          <table:table-cell/>
          <table:table-cell table:style-name="ce4" table:number-columns-repeated="16370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13"/>
          <table:table-cell table:style-name="ce4" table:number-columns-repeated="16370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13"/>
          <table:table-cell table:style-name="ce4" table:number-columns-repeated="16370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13"/>
          <table:table-cell table:style-name="ce4" table:number-columns-repeated="16370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13"/>
          <table:table-cell table:style-name="ce4" table:number-columns-repeated="16370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13"/>
          <table:table-cell table:style-name="ce4" table:number-columns-repeated="16370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13"/>
          <table:table-cell table:style-name="ce4" table:number-columns-repeated="16370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13"/>
          <table:table-cell table:style-name="ce4" table:number-columns-repeated="16370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13"/>
          <table:table-cell table:style-name="ce4" table:number-columns-repeated="16370"/>
        </table:table-row>
        <table:table-row table:style-name="ro7">
          <table:table-cell office:value-type="float" office:value="14" calcext:value-type="float">
            <text:p>14</text:p>
          </table:table-cell>
          <table:table-cell table:number-columns-repeated="13"/>
          <table:table-cell table:style-name="ce4" table:number-columns-repeated="16370"/>
        </table:table-row>
        <table:table-row table:style-name="ro7">
          <table:table-cell office:value-type="float" office:value="15" calcext:value-type="float">
            <text:p>15</text:p>
          </table:table-cell>
          <table:table-cell table:number-columns-repeated="13"/>
          <table:table-cell table:style-name="ce4" table:number-columns-repeated="16370"/>
        </table:table-row>
        <table:table-row table:style-name="ro7">
          <table:table-cell office:value-type="float" office:value="16" calcext:value-type="float">
            <text:p>16</text:p>
          </table:table-cell>
          <table:table-cell table:number-columns-repeated="13"/>
          <table:table-cell table:style-name="ce4" table:number-columns-repeated="16370"/>
        </table:table-row>
        <table:table-row table:style-name="ro7">
          <table:table-cell office:value-type="float" office:value="17" calcext:value-type="float">
            <text:p>17</text:p>
          </table:table-cell>
          <table:table-cell table:number-columns-repeated="13"/>
          <table:table-cell table:style-name="ce4" table:number-columns-repeated="16370"/>
        </table:table-row>
        <table:table-row table:style-name="ro7">
          <table:table-cell office:value-type="float" office:value="18" calcext:value-type="float">
            <text:p>18</text:p>
          </table:table-cell>
          <table:table-cell table:number-columns-repeated="13"/>
          <table:table-cell table:style-name="ce4" table:number-columns-repeated="16370"/>
        </table:table-row>
        <table:table-row table:style-name="ro7">
          <table:table-cell office:value-type="float" office:value="19" calcext:value-type="float">
            <text:p>19</text:p>
          </table:table-cell>
          <table:table-cell table:number-columns-repeated="13"/>
          <table:table-cell table:style-name="ce4" table:number-columns-repeated="16370"/>
        </table:table-row>
        <table:table-row table:style-name="ro7">
          <table:table-cell office:value-type="float" office:value="20" calcext:value-type="float">
            <text:p>20</text:p>
          </table:table-cell>
          <table:table-cell table:number-columns-repeated="13"/>
          <table:table-cell table:style-name="ce4" table:number-columns-repeated="16370"/>
        </table:table-row>
        <table:table-row table:style-name="ro7">
          <table:table-cell office:value-type="float" office:value="21" calcext:value-type="float">
            <text:p>21</text:p>
          </table:table-cell>
          <table:table-cell table:number-columns-repeated="13"/>
          <table:table-cell table:style-name="ce4" table:number-columns-repeated="16370"/>
        </table:table-row>
        <table:table-row table:style-name="ro7">
          <table:table-cell office:value-type="float" office:value="22" calcext:value-type="float">
            <text:p>22</text:p>
          </table:table-cell>
          <table:table-cell table:number-columns-repeated="13"/>
          <table:table-cell table:style-name="ce4" table:number-columns-repeated="16370"/>
        </table:table-row>
        <table:table-row table:style-name="ro7">
          <table:table-cell office:value-type="float" office:value="23" calcext:value-type="float">
            <text:p>23</text:p>
          </table:table-cell>
          <table:table-cell table:number-columns-repeated="13"/>
          <table:table-cell table:style-name="ce4" table:number-columns-repeated="16370"/>
        </table:table-row>
        <table:table-row table:style-name="ro7">
          <table:table-cell office:value-type="float" office:value="24" calcext:value-type="float">
            <text:p>24</text:p>
          </table:table-cell>
          <table:table-cell table:number-columns-repeated="13"/>
          <table:table-cell table:style-name="ce4" table:number-columns-repeated="16370"/>
        </table:table-row>
        <table:table-row table:style-name="ro7">
          <table:table-cell office:value-type="float" office:value="25" calcext:value-type="float">
            <text:p>25</text:p>
          </table:table-cell>
          <table:table-cell table:number-columns-repeated="13"/>
          <table:table-cell table:style-name="ce4" table:number-columns-repeated="16370"/>
        </table:table-row>
        <table:table-row table:style-name="ro7">
          <table:table-cell office:value-type="float" office:value="26" calcext:value-type="float">
            <text:p>26</text:p>
          </table:table-cell>
          <table:table-cell table:number-columns-repeated="13"/>
          <table:table-cell table:style-name="ce4" table:number-columns-repeated="16370"/>
        </table:table-row>
        <table:table-row table:style-name="ro7">
          <table:table-cell office:value-type="float" office:value="27" calcext:value-type="float">
            <text:p>27</text:p>
          </table:table-cell>
          <table:table-cell table:number-columns-repeated="13"/>
          <table:table-cell table:style-name="ce4" table:number-columns-repeated="16370"/>
        </table:table-row>
        <table:table-row table:style-name="ro7" table:number-rows-repeated="1048547">
          <table:table-cell table:number-columns-repeated="14"/>
          <table:table-cell table:style-name="ce4" table:number-columns-repeated="16370"/>
        </table:table-row>
        <table:table-row table:style-name="ro7">
          <table:table-cell table:number-columns-repeated="14"/>
          <table:table-cell table:style-name="ce4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Cambria" svg:font-family="Cambria"/>
    <style:font-face style:name="F" svg:font-family="" style:font-family-generic="roman" style:font-pitch="variable"/>
    <style:font-face style:name="F1" svg:font-family="" style:font-family-generic="swiss" style:font-pitch="variable"/>
    <style:font-face style:name="F2" svg:font-family="" style:font-family-generic="roman" style:font-pitch="variable" style:font-charset="x-symbol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Noto Sans TC" svg:font-family="'Noto Sans TC'" style:font-family-generic="system" style:font-pitch="variable"/>
    <style:font-face style:name="Times New Roman" svg:font-family="'Times New Roman'"/>
    <style:font-face style:name="新細明體" svg:font-family="新細明體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svg:stroke-opacity="100%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頁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meta:creation-date>2026-03-20T23:17:11Z</meta:creation-date>
    <dc:date>2026-03-25T02:38:17.665969200</dc:date>
    <meta:editing-cycles>13</meta:editing-cycles>
    <meta:editing-duration>PT1H52M43S</meta:editing-duration>
    <meta:document-statistic meta:table-count="1" meta:cell-count="84" meta:object-count="0"/>
  </office:meta>
</office:document-meta>
</file>